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10000007C6C5881D7.png" manifest:media-type="image/png"/>
  <manifest:file-entry manifest:full-path="Pictures/100000000000035600000186D85AE12C.png" manifest:media-type="image/png"/>
  <manifest:file-entry manifest:full-path="Pictures/1000000000000338000001562D723882.png" manifest:media-type="image/png"/>
  <manifest:file-entry manifest:full-path="Pictures/10000000000002DB0000007DCDC62FBF.png" manifest:media-type="image/png"/>
  <manifest:file-entry manifest:full-path="Pictures/1000000000000328000000EB7F0E13AB.png" manifest:media-type="image/png"/>
  <manifest:file-entry manifest:full-path="Pictures/10000000000002C6000000CA9A6406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8.999cm" svg:height="7.885cm" svg:x="1cm" svg:y="1.115cm">
          <draw:image xlink:href="Pictures/1000000000000338000001562D723882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247cm" svg:x="1.001cm" svg:y="16.503cm">
          <draw:image xlink:href="Pictures/10000000000002DB0000007DCDC62FBF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8.999cm" svg:height="5.525cm" svg:x="1cm" svg:y="1.5cm">
          <draw:image xlink:href="Pictures/1000000000000328000000EB7F0E13AB.png" xlink:type="simple" xlink:show="embed" xlink:actuate="onLoad" draw:mime-type="image/png">
            <text:p/>
          </draw:image>
        </draw:frame>
        <draw:frame draw:style-name="gr1" draw:text-style-name="P1" draw:layer="layout" svg:width="18.784cm" svg:height="5.344cm" svg:x="1cm" svg:y="14.406cm">
          <draw:image xlink:href="Pictures/10000000000002C6000000CA9A640630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8.999cm" svg:height="8.676cm" svg:x="1.001cm" svg:y="1.5cm">
          <draw:image xlink:href="Pictures/100000000000035600000186D85AE12C.png" xlink:type="simple" xlink:show="embed" xlink:actuate="onLoad" draw:mime-type="image/png">
            <text:p/>
          </draw:image>
        </draw:frame>
        <draw:frame draw:style-name="gr1" draw:text-style-name="P1" draw:layer="layout" svg:width="18.652cm" svg:height="3.28cm" svg:x="1cm" svg:y="17.47cm">
          <draw:image xlink:href="Pictures/10000000000002C10000007C6C5881D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8:36:26.963000000</meta:creation-date>
    <dc:date>2024-03-15T20:17:26.286000000</dc:date>
    <meta:editing-duration>PT3M44S</meta:editing-duration>
    <meta:editing-cycles>1</meta:editing-cycles>
    <meta:document-statistic meta:object-count="6"/>
    <meta:generator>LibreOffice/24.2.1.2$Windows_X86_64 LibreOffice_project/db4def46b0453cc22e2d0305797cf981b68ef5ac</meta:generator>
  </office:meta>
</office:document-meta>
</file>